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2">
      <style:text-properties officeooo:rsid="001bfdc7" officeooo:paragraph-rsid="001bfdc7"/>
    </style:style>
    <style:style style:name="P2" style:family="paragraph" style:parent-style-name="Standard" style:list-style-name="L2">
      <style:text-properties officeooo:rsid="001f89d0" officeooo:paragraph-rsid="001f89d0"/>
    </style:style>
    <style:style style:name="P3" style:family="paragraph" style:parent-style-name="Standard" style:list-style-name="L2">
      <style:text-properties officeooo:rsid="00241a9b" officeooo:paragraph-rsid="00241a9b"/>
    </style:style>
    <style:style style:name="P4" style:family="paragraph" style:parent-style-name="Standard" style:list-style-name="L2">
      <style:text-properties officeooo:rsid="0026064a" officeooo:paragraph-rsid="0026064a"/>
    </style:style>
    <style:style style:name="P5" style:family="paragraph" style:parent-style-name="Standard" style:list-style-name="L2">
      <style:text-properties officeooo:rsid="002756fe" officeooo:paragraph-rsid="002756fe"/>
    </style:style>
    <style:style style:name="P6" style:family="paragraph" style:parent-style-name="Standard" style:list-style-name="L2">
      <style:text-properties officeooo:rsid="0028e3bf" officeooo:paragraph-rsid="0028e3bf"/>
    </style:style>
    <style:style style:name="P7" style:family="paragraph" style:parent-style-name="Standard" style:list-style-name="L2">
      <style:text-properties officeooo:rsid="00298ded" officeooo:paragraph-rsid="00298ded"/>
    </style:style>
    <style:style style:name="P8" style:family="paragraph" style:parent-style-name="Standard" style:list-style-name="L2">
      <style:text-properties officeooo:rsid="002a8857" officeooo:paragraph-rsid="002dfd42"/>
    </style:style>
    <style:style style:name="P9" style:family="paragraph" style:parent-style-name="Standard" style:list-style-name="L2">
      <style:text-properties officeooo:rsid="002c7716" officeooo:paragraph-rsid="002dfd42"/>
    </style:style>
    <style:style style:name="P10" style:family="paragraph" style:parent-style-name="Standard" style:list-style-name="L2">
      <style:text-properties officeooo:rsid="002d8ff1" officeooo:paragraph-rsid="002d8ff1"/>
    </style:style>
    <style:style style:name="P11" style:family="paragraph" style:parent-style-name="Standard" style:list-style-name="L2">
      <style:text-properties officeooo:rsid="002f63e8" officeooo:paragraph-rsid="002f63e8"/>
    </style:style>
    <style:style style:name="P12" style:family="paragraph" style:parent-style-name="Standard" style:list-style-name="L2">
      <style:text-properties officeooo:rsid="002f9b10" officeooo:paragraph-rsid="002f9b10"/>
    </style:style>
    <style:style style:name="P13" style:family="paragraph" style:parent-style-name="Standard" style:list-style-name="L2">
      <style:text-properties officeooo:rsid="00312c19" officeooo:paragraph-rsid="00312c19"/>
    </style:style>
    <style:style style:name="P14" style:family="paragraph" style:parent-style-name="Standard" style:list-style-name="L2">
      <style:text-properties officeooo:rsid="00317ac8" officeooo:paragraph-rsid="00317ac8"/>
    </style:style>
    <style:style style:name="P15" style:family="paragraph" style:parent-style-name="Standard" style:list-style-name="L2">
      <style:text-properties officeooo:rsid="0032242c" officeooo:paragraph-rsid="0032242c"/>
    </style:style>
    <style:style style:name="P16" style:family="paragraph" style:parent-style-name="Standard" style:list-style-name="L2">
      <style:text-properties officeooo:rsid="0032fcaf" officeooo:paragraph-rsid="0032fcaf"/>
    </style:style>
    <style:style style:name="P17" style:family="paragraph" style:parent-style-name="Standard" style:list-style-name="L2">
      <style:text-properties officeooo:rsid="0034dabc" officeooo:paragraph-rsid="0034dabc"/>
    </style:style>
    <style:style style:name="P18" style:family="paragraph" style:parent-style-name="Standard" style:list-style-name="L2">
      <style:text-properties officeooo:rsid="0035aacf" officeooo:paragraph-rsid="0035aacf"/>
    </style:style>
    <style:style style:name="P19" style:family="paragraph" style:parent-style-name="Standard" style:list-style-name="L2">
      <style:text-properties officeooo:rsid="00363664" officeooo:paragraph-rsid="00363664"/>
    </style:style>
    <style:style style:name="P20" style:family="paragraph" style:parent-style-name="Standard" style:list-style-name="L2">
      <style:text-properties officeooo:rsid="00363fc6" officeooo:paragraph-rsid="00363fc6"/>
    </style:style>
    <style:style style:name="P21" style:family="paragraph" style:parent-style-name="Standard" style:list-style-name="L2">
      <style:text-properties officeooo:rsid="003655f7" officeooo:paragraph-rsid="003655f7"/>
    </style:style>
    <style:style style:name="P22" style:family="paragraph" style:parent-style-name="Standard" style:list-style-name="L2">
      <style:text-properties officeooo:rsid="00369a8e" officeooo:paragraph-rsid="00369a8e"/>
    </style:style>
    <style:style style:name="P23" style:family="paragraph" style:parent-style-name="Standard" style:list-style-name="L2">
      <style:text-properties officeooo:rsid="00378da7" officeooo:paragraph-rsid="00378da7"/>
    </style:style>
    <style:style style:name="P24" style:family="paragraph" style:parent-style-name="Standard" style:list-style-name="L2">
      <style:text-properties officeooo:rsid="00385289" officeooo:paragraph-rsid="00385289"/>
    </style:style>
    <style:style style:name="P25" style:family="paragraph" style:parent-style-name="Standard" style:list-style-name="L2">
      <style:text-properties officeooo:rsid="0039d7c4" officeooo:paragraph-rsid="0039d7c4"/>
    </style:style>
    <style:style style:name="P26" style:family="paragraph" style:parent-style-name="Standard" style:list-style-name="L2">
      <style:text-properties officeooo:rsid="003a49c9" officeooo:paragraph-rsid="003a49c9"/>
    </style:style>
    <style:style style:name="P27" style:family="paragraph" style:parent-style-name="Standard" style:list-style-name="L2">
      <style:text-properties officeooo:rsid="003b93e2" officeooo:paragraph-rsid="003b93e2"/>
    </style:style>
    <style:style style:name="P28" style:family="paragraph" style:parent-style-name="Standard" style:list-style-name="L2">
      <style:text-properties officeooo:rsid="003befa7" officeooo:paragraph-rsid="003befa7"/>
    </style:style>
    <style:style style:name="P29" style:family="paragraph" style:parent-style-name="Standard" style:list-style-name="L2">
      <style:text-properties officeooo:rsid="003ea5bd" officeooo:paragraph-rsid="003ea5bd"/>
    </style:style>
    <style:style style:name="P30" style:family="paragraph" style:parent-style-name="Standard" style:list-style-name="L2">
      <style:text-properties officeooo:rsid="004008df" officeooo:paragraph-rsid="004008df"/>
    </style:style>
    <style:style style:name="P31" style:family="paragraph" style:parent-style-name="Standard" style:list-style-name="L2">
      <style:text-properties officeooo:rsid="00421294" officeooo:paragraph-rsid="00421294"/>
    </style:style>
    <style:style style:name="P32" style:family="paragraph" style:parent-style-name="Standard" style:list-style-name="L2">
      <style:text-properties officeooo:rsid="00431686" officeooo:paragraph-rsid="00431686"/>
    </style:style>
    <style:style style:name="P33" style:family="paragraph" style:parent-style-name="Standard" style:list-style-name="L2">
      <style:text-properties officeooo:rsid="00444998" officeooo:paragraph-rsid="00444998"/>
    </style:style>
    <style:style style:name="P34" style:family="paragraph" style:parent-style-name="Standard" style:list-style-name="L2">
      <style:text-properties officeooo:rsid="00446a2f" officeooo:paragraph-rsid="00446a2f"/>
    </style:style>
    <style:style style:name="P35" style:family="paragraph" style:parent-style-name="Standard" style:list-style-name="L2">
      <style:text-properties officeooo:rsid="00464bfd" officeooo:paragraph-rsid="00464bfd"/>
    </style:style>
    <style:style style:name="P36" style:family="paragraph" style:parent-style-name="Standard" style:list-style-name="L2">
      <style:text-properties officeooo:rsid="0047548a" officeooo:paragraph-rsid="0047548a"/>
    </style:style>
    <style:style style:name="P37" style:family="paragraph" style:parent-style-name="Standard" style:list-style-name="L2">
      <style:text-properties officeooo:rsid="00485da2" officeooo:paragraph-rsid="00485da2"/>
    </style:style>
    <style:style style:name="P38" style:family="paragraph" style:parent-style-name="Standard" style:list-style-name="L2">
      <style:text-properties officeooo:rsid="0048cbd6" officeooo:paragraph-rsid="0048cbd6"/>
    </style:style>
    <style:style style:name="P39" style:family="paragraph" style:parent-style-name="Standard" style:list-style-name="L2">
      <style:text-properties officeooo:rsid="004ba846" officeooo:paragraph-rsid="004ba846"/>
    </style:style>
    <style:style style:name="P40" style:family="paragraph" style:parent-style-name="Standard" style:list-style-name="L2">
      <style:text-properties officeooo:rsid="004cd301" officeooo:paragraph-rsid="004cd301"/>
    </style:style>
    <style:style style:name="P41" style:family="paragraph" style:parent-style-name="Standard" style:list-style-name="L2">
      <style:text-properties officeooo:rsid="004d0c97" officeooo:paragraph-rsid="004d0c97"/>
    </style:style>
    <style:style style:name="P42" style:family="paragraph" style:parent-style-name="Standard" style:list-style-name="L2">
      <style:text-properties officeooo:rsid="004d9a90" officeooo:paragraph-rsid="004d9a90"/>
    </style:style>
    <style:style style:name="P43" style:family="paragraph" style:parent-style-name="Standard" style:list-style-name="L2">
      <style:text-properties officeooo:rsid="004f114b" officeooo:paragraph-rsid="004f114b"/>
    </style:style>
    <style:style style:name="P44" style:family="paragraph" style:parent-style-name="Standard" style:list-style-name="L2">
      <style:text-properties officeooo:rsid="0050543f" officeooo:paragraph-rsid="0050543f"/>
    </style:style>
    <style:style style:name="P45" style:family="paragraph" style:parent-style-name="Standard" style:list-style-name="L2">
      <style:text-properties officeooo:rsid="0050f9ef" officeooo:paragraph-rsid="0050f9ef"/>
    </style:style>
    <style:style style:name="P46" style:family="paragraph" style:parent-style-name="Standard" style:list-style-name="L2">
      <style:text-properties officeooo:rsid="00520e01" officeooo:paragraph-rsid="00520e01"/>
    </style:style>
    <style:style style:name="P47" style:family="paragraph" style:parent-style-name="Standard" style:list-style-name="L2">
      <style:text-properties officeooo:rsid="0056e67e" officeooo:paragraph-rsid="0056e67e"/>
    </style:style>
    <style:style style:name="P48" style:family="paragraph" style:parent-style-name="Standard" style:list-style-name="L2">
      <style:text-properties officeooo:rsid="00599893" officeooo:paragraph-rsid="00599893"/>
    </style:style>
    <style:style style:name="P49" style:family="paragraph" style:parent-style-name="Standard" style:list-style-name="L2">
      <style:text-properties officeooo:rsid="005af1e9" officeooo:paragraph-rsid="005af1e9"/>
    </style:style>
    <style:style style:name="T1" style:family="text">
      <style:text-properties officeooo:rsid="00233541"/>
    </style:style>
    <style:style style:name="T2" style:family="text">
      <style:text-properties officeooo:rsid="003d4320"/>
    </style:style>
    <style:style style:name="T3" style:family="text">
      <style:text-properties officeooo:rsid="00415b18"/>
    </style:style>
    <style:style style:name="T4" style:family="text">
      <style:text-properties officeooo:rsid="005ce960"/>
    </style:style>
    <text:list-style style:name="L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809947036674042473" text:style-name="L2">
        <text:list-item>
          <text:p text:style-name="P1">Abstract</text:p>
          <text:list>
            <text:list-item>
              <text:p text:style-name="P1">What is the conclusion?</text:p>
            </text:list-item>
          </text:list>
        </text:list-item>
        <text:list-item>
          <text:p text:style-name="P1">2. Data Sample and Software</text:p>
          <text:list>
            <text:list-item>
              <text:p text:style-name="P1">Page 4</text:p>
              <text:list>
                <text:list-item>
                  <text:p text:style-name="P1">Which kind of tracks do you use in the analysis? GLobal or TPC only?</text:p>
                </text:list-item>
                <text:list-item>
                  <text:p text:style-name="P1">If you use GLobal, can you demonstrate via the simulations that the matching and fitting (?) to the ITS does not introduce any BIAS for tracks with small relative momenta and close in space? I 'heard' about this problem that could be very relevant for femto study and was wondering whether you can show it is not a problem :)</text:p>
                  <text:list>
                    <text:list-item>
                      <text:p text:style-name="P47">Ref: <text:a xlink:type="simple" xlink:href="https://alice.its.cern.ch/jira/browse/ALIROOT-2493" text:style-name="Internet_20_link" text:visited-style-name="Visited_20_Internet_20_Link">https://alice.its.cern.ch/jira/browse/ALIROOT-2493</text:a> </text:p>
                    </text:list-item>
                    <text:list-item>
                      <text:p text:style-name="P48">Currently, in V0, using <text:span text:style-name="T4">SetStatusDaughters(</text:span>AliESDTrack::kTPCrefit<text:span text:style-name="T4">)</text:span>, but NOT AliESDTrack::kITSrefit</text:p>
                    </text:list-item>
                    <text:list-item>
                      <text:p text:style-name="P49">In ESD, I do set SetMaxITSChiNdof, need to see if this has any affect because I am already using FilterBit(7) = TPC only tracks</text:p>
                    </text:list-item>
                  </text:list>
                </text:list-item>
              </text:list>
            </text:list-item>
          </text:list>
        </text:list-item>
        <text:list-item>
          <text:p text:style-name="P1">3. Data Selection</text:p>
          <text:list>
            <text:list-item>
              <text:p text:style-name="P1">3.2 Kch Selection</text:p>
              <text:list>
                <text:list-item>
                  <text:p text:style-name="P1">Page 6</text:p>
                  <text:list>
                    <text:list-item>
                      <text:p text:style-name="P1">Any comparison to exp pdf?</text:p>
                      <text:list>
                        <text:list-item>
                          <text:p text:style-name="P1">Not sure exactly what the question is asking.</text:p>
                        </text:list-item>
                        <text:list-item>
                          <text:p text:style-name="P1">The comment mark is beside the last momentum regime in my pion rejection cut for charged kaons</text:p>
                          <text:list>
                            <text:list-item>
                              <text:p text:style-name="P1">i.e. p&gt;1.: N_sigTPC &lt; 5 &amp; N_sigTOF&lt;2</text:p>
                            </text:list-item>
                          </text:list>
                        </text:list-item>
                      </text:list>
                    </text:list-item>
                    <text:list-item>
                      <text:p text:style-name="P1">Is the purity constant as a function of the particle momentum?</text:p>
                    </text:list-item>
                    <text:list-item>
                      <text:p text:style-name="P1">Agreement between Exp and SImu:</text:p>
                      <text:list>
                        <text:list-item>
                          <text:p text:style-name="P1">Probably this is already set in stone for ALICE but can you shortly refer to the paper or Analysis note where it is documented that the Simulated particles yields <text:s/>for pions and Protons ( which are important for the purity extimation) do match the measured yields?</text:p>
                        </text:list-item>
                        <text:list-item>
                          <text:p text:style-name="P1">If this is not the case, your purity will depend on momentum and then I wonder which is the maximum error you can do in the purity evaluation.</text:p>
                        </text:list-item>
                      </text:list>
                    </text:list-item>
                  </text:list>
                </text:list-item>
              </text:list>
            </text:list-item>
            <text:list-item>
              <text:p text:style-name="P2">3.3 V0 <text:span text:style-name="T1">Selection</text:span></text:p>
              <text:list>
                <text:list-item>
                  <text:p text:style-name="P3">Page 7</text:p>
                  <text:list>
                    <text:list-item>
                      <text:p text:style-name="P3">Specify the degree of the polynomial used in background calculation (Figs 3 and 5)</text:p>
                    </text:list-item>
                    <text:list-item>
                      <text:p text:style-name="P4">A side question: the polynomai fit looks good but did you try event mixing too?</text:p>
                      <text:list>
                        <text:list-item>
                          <text:p text:style-name="P4">Not sure why we would use event mixing for single particle purity calculation</text:p>
                        </text:list-item>
                        <text:list-item>
                          <text:p text:style-name="P4">It should give the same result, with artificially better statistics because individual particles would be included multiple times</text:p>
                        </text:list-item>
                      </text:list>
                    </text:list-item>
                    <text:list-item>
                      <text:p text:style-name="P4">Page 8 (Lambda selection)</text:p>
                      <text:list>
                        <text:list-item>
                          <text:p text:style-name="P4">Being the ctau of Lambda about 7 cm and the ctaus from K0s 2.3 cm I was wondering if you could reduce the background To lambda generated by misidentified pions stemming from K0s decays by modifying the decay length cut</text:p>
                        </text:list-item>
                        <text:list-item>
                          <text:p text:style-name="P4">One could introduce a minimum Decay Length too</text:p>
                        </text:list-item>
                        <text:list-item>
                          <text:p text:style-name="P4">Did you try this?</text:p>
                        </text:list-item>
                      </text:list>
                    </text:list-item>
                  </text:list>
                </text:list-item>
                <text:list-item>
                  <text:p text:style-name="P8">Page 11</text:p>
                  <text:list>
                    <text:list-item>
                      <text:p text:style-name="P8">Why are the peaks shifted in Figures 4ab (mass assuming Lam-hypothesis for K0 collection)</text:p>
                    </text:list-item>
                    <text:list-item>
                      <text:p text:style-name="P9"><text:soft-page-break/>I dont understand the difference in the shape of the red and green distributions... expecially because the peaks are shifted.</text:p>
                    </text:list-item>
                  </text:list>
                </text:list-item>
              </text:list>
            </text:list-item>
            <text:list-item>
              <text:p text:style-name="P5">3.4 Cascade reconstruction</text:p>
              <text:list>
                <text:list-item>
                  <text:p text:style-name="P6">Page 10</text:p>
                  <text:list>
                    <text:list-item>
                      <text:p text:style-name="P6">Upload description of Xi-K analyses, as well as preliminary results</text:p>
                      <text:list>
                        <text:list-item>
                          <text:p text:style-name="P6">This looks like it will not be ready by QM</text:p>
                        </text:list-item>
                      </text:list>
                    </text:list-item>
                    <text:list-item>
                      <text:p text:style-name="P7">Motivation for studying XiK system is not clear</text:p>
                      <text:list>
                        <text:list-item>
                          <text:p text:style-name="P7">Discuss more the idea of the strangeness content and interaction/annihilation</text:p>
                        </text:list-item>
                      </text:list>
                    </text:list-item>
                  </text:list>
                </text:list-item>
                <text:list-item>
                  <text:p text:style-name="P10">Page 12</text:p>
                  <text:list>
                    <text:list-item>
                      <text:p text:style-name="P10">Seems a bit too low purity for femto.</text:p>
                    </text:list-item>
                    <text:list-item>
                      <text:p text:style-name="P10">What is the S/B and S^2/B for this purity ?</text:p>
                    </text:list-item>
                  </text:list>
                </text:list-item>
                <text:list-item>
                  <text:p text:style-name="P11">Page 13</text:p>
                  <text:list>
                    <text:list-item>
                      <text:p text:style-name="P11">Here it looks like a bit that the polynomial fit is overextimating the background . Which degree is it?</text:p>
                    </text:list-item>
                    <text:list-item>
                      <text:p text:style-name="P11">Did you try event mixing here ?</text:p>
                    </text:list-item>
                  </text:list>
                </text:list-item>
              </text:list>
            </text:list-item>
            <text:list-item>
              <text:p text:style-name="P11">3.5 Pair Selection</text:p>
              <text:list>
                <text:list-item>
                  <text:p text:style-name="P12">Page 13</text:p>
                  <text:list>
                    <text:list-item>
                      <text:p text:style-name="P12">What is plotted in fig 8 and 9 exactly? the correlation functions as a function of the distance in the usual way using same event divided by mixed event combis?</text:p>
                      <text:list>
                        <text:list-item>
                          <text:p text:style-name="P12">Explain better the avg. separation Cfs</text:p>
                        </text:list-item>
                      </text:list>
                    </text:list-item>
                    <text:list-item>
                      <text:p text:style-name="P12">What is the meaning of the correlations larger and smaller than 1 ?</text:p>
                      <text:list>
                        <text:list-item>
                          <text:p text:style-name="P13">Larger = splitting and smaller = merging</text:p>
                        </text:list-item>
                      </text:list>
                    </text:list-item>
                    <text:list-item>
                      <text:p text:style-name="P14">Why are there no cuts for unlike-signs? <text:s/>Is the Cf=1? Can you show it too?</text:p>
                      <text:list>
                        <text:list-item>
                          <text:p text:style-name="P14">Yes, I can show it and need to include the figures</text:p>
                        </text:list-item>
                      </text:list>
                    </text:list-item>
                  </text:list>
                </text:list-item>
              </text:list>
            </text:list-item>
          </text:list>
        </text:list-item>
        <text:list-item>
          <text:p text:style-name="P15">4. Correlation Functions</text:p>
          <text:list>
            <text:list-item>
              <text:p text:style-name="P16">Page 14</text:p>
              <text:list>
                <text:list-item>
                  <text:p text:style-name="P16">weight? number of events for Field config?</text:p>
                  <text:list>
                    <text:list-item>
                      <text:p text:style-name="P18">Describe more precisely what is weight</text:p>
                    </text:list-item>
                  </text:list>
                </text:list-item>
                <text:list-item>
                  <text:p text:style-name="P16">Are the correlation function so different?</text:p>
                  <text:list>
                    <text:list-item>
                      <text:p text:style-name="P17">Need to run Chi2 test on Cfs, but shouldn’t be (hopefully!)</text:p>
                    </text:list-item>
                  </text:list>
                </text:list-item>
                <text:list-item>
                  <text:p text:style-name="P16">Which are the two field configurati</text:p>
                  <text:list>
                    <text:list-item>
                      <text:p text:style-name="P17">++ and –</text:p>
                    </text:list-item>
                  </text:list>
                </text:list-item>
              </text:list>
            </text:list-item>
            <text:list-item>
              <text:p text:style-name="P21">Page 16 (Figure 10, LamK0 Cfs)</text:p>
              <text:list>
                <text:list-item>
                  <text:p text:style-name="P22">what is that? it appears for more pheripheral collisions but I would expect that momentum or energy conservation effects would generate a correlation larger than 1 .. can you comment on it?</text:p>
                  <text:list>
                    <text:list-item>
                      <text:p text:style-name="P23">i.e. comment on non-flat background, and why is less than 1</text:p>
                    </text:list-item>
                  </text:list>
                </text:list-item>
              </text:list>
            </text:list-item>
          </text:list>
        </text:list-item>
        <text:list-item>
          <text:p text:style-name="P19">5. Fitting</text:p>
          <text:list>
            <text:list-item>
              <text:p text:style-name="P20">5.1 Model: LamK0, LamKch and XiK0 </text:p>
              <text:list>
                <text:list-item>
                  <text:p text:style-name="P24">Page 16</text:p>
                  <text:list>
                    <text:list-item>
                      <text:p text:style-name="P24">Ok but could you first explain the effects of the momentum resolution and also track merging ( if there are effects) and non flat backgorund before fitting.</text:p>
                    </text:list-item>
                    <text:list-item>
                      <text:p text:style-name="P24">Which is the range of the fit for the black line?</text:p>
                    </text:list-item>
                    <text:list-item>
                      <text:p text:style-name="P24">Which kind of fit is that for the non-flat background?</text:p>
                    </text:list-item>
                  </text:list>
                </text:list-item>
              </text:list>
            </text:list-item>
            <text:list-item>
              <text:p text:style-name="P25">5.2 Model: XiKch</text:p>
              <text:list>
                <text:list-item>
                  <text:p text:style-name="P26">Page 18</text:p>
                  <text:list>
                    <text:list-item>
                      <text:p text:style-name="P26">I dont understand why in the second line the source disappears.</text:p>
                    </text:list-item>
                    <text:list-item>
                      <text:p text:style-name="P26"><text:soft-page-break/>CAn you explain this to me?</text:p>
                    </text:list-item>
                  </text:list>
                </text:list-item>
              </text:list>
            </text:list-item>
            <text:list-item>
              <text:p text:style-name="P26">5.3 Momentum Resolution Corrections</text:p>
              <text:list>
                <text:list-item>
                  <text:p text:style-name="P27">Page 20</text:p>
                  <text:list>
                    <text:list-item>
                      <text:p text:style-name="P28">How much is K0 contamination i<text:span text:style-name="T2">n</text:span> our Lam(barLam) sample?</text:p>
                    </text:list-item>
                    <text:list-item>
                      <text:p text:style-name="P29">In reference to, “HIJING does nto incorportate FSI, so weights must be used...”</text:p>
                      <text:list>
                        <text:list-item>
                          <text:p text:style-name="P29">You mean here the scattering of particles in matter that modifies the momentum?</text:p>
                        </text:list-item>
                        <text:list-item>
                          <text:p text:style-name="P29">I dont understand that, cant you use the Geant momentum after the scattering?</text:p>
                        </text:list-item>
                      </text:list>
                    </text:list-item>
                  </text:list>
                </text:list-item>
                <text:list-item>
                  <text:p text:style-name="P30">Page 21</text:p>
                  <text:list>
                    <text:list-item>
                      <text:p text:style-name="P30">How does the Response matrix look like?</text:p>
                      <text:list>
                        <text:list-item>
                          <text:p text:style-name="P30">Add reference to <text:span text:style-name="T3">sample </text:span>figures</text:p>
                        </text:list-item>
                      </text:list>
                    </text:list-item>
                    <text:list-item>
                      <text:p text:style-name="P31">Can you show the effect of the momentum resolution on the correlation?</text:p>
                    </text:list-item>
                    <text:list-item>
                      <text:p text:style-name="P31">Fit with and without smearing?</text:p>
                    </text:list-item>
                  </text:list>
                </text:list-item>
              </text:list>
            </text:list-item>
            <text:list-item>
              <text:p text:style-name="P32">5.4 Residual Correlations</text:p>
              <text:list>
                <text:list-item>
                  <text:p text:style-name="P33">Page 21</text:p>
                  <text:list>
                    <text:list-item>
                      <text:p text:style-name="P33">what about Lambda coming from Sigma1383 -&gt; Lambda Pi?</text:p>
                    </text:list-item>
                    <text:list-item>
                      <text:p text:style-name="P33">what about the contributions by fakes?</text:p>
                      <text:list>
                        <text:list-item>
                          <text:p text:style-name="P34">Eq 14, as stated, is for residuals arising solely from Sigma0-K+ feed-down</text:p>
                        </text:list-item>
                      </text:list>
                    </text:list-item>
                    <text:list-item>
                      <text:p text:style-name="P35">I would like to see a table with all lambda i, all the contributions of 'extra ' correlations should be shown.</text:p>
                      <text:list>
                        <text:list-item>
                          <text:p text:style-name="P35">This is currently being worked on</text:p>
                        </text:list-item>
                      </text:list>
                    </text:list-item>
                    <text:list-item>
                      <text:p text:style-name="P36">how are the weight lambdai determined?</text:p>
                    </text:list-item>
                  </text:list>
                </text:list-item>
              </text:list>
            </text:list-item>
          </text:list>
        </text:list-item>
        <text:list-item>
          <text:p text:style-name="P37">Systematic Errors</text:p>
          <text:list>
            <text:list-item>
              <text:list>
                <text:list-item>
                  <text:p text:style-name="P37">Page 24</text:p>
                  <text:list>
                    <text:list-item>
                      <text:p text:style-name="P37">Did you te</text:p>
                      <text:list>
                        <text:list-item>
                          <text:p text:style-name="P38">Not sure what was to be asked here?</text:p>
                        </text:list-item>
                      </text:list>
                    </text:list-item>
                  </text:list>
                </text:list-item>
                <text:list-item>
                  <text:p text:style-name="P39">Page 25</text:p>
                  <text:list>
                    <text:list-item>
                      <text:p text:style-name="P39">Non-flat background contribution is needed</text:p>
                    </text:list-item>
                  </text:list>
                </text:list-item>
              </text:list>
            </text:list-item>
          </text:list>
        </text:list-item>
        <text:list-item>
          <text:p text:style-name="P40">Results and Discussion</text:p>
          <text:list>
            <text:list-item>
              <text:p text:style-name="P41">7.1 Results: LamK0 and LamKch</text:p>
              <text:list>
                <text:list-item>
                  <text:p text:style-name="P41">Page 26</text:p>
                  <text:list>
                    <text:list-item>
                      <text:p text:style-name="P41">Didnt you change the normalization range in the evaluation of the systematic errors?</text:p>
                    </text:list-item>
                    <text:list-item>
                      <text:p text:style-name="P41">I dont understand this sentence. You mean tha you fitted only till 0.3?</text:p>
                      <text:list>
                        <text:list-item>
                          <text:p text:style-name="P41">Yes, because we want to include signal and not much further</text:p>
                        </text:list-item>
                        <text:list-item>
                          <text:p text:style-name="P41">Do not want fit to be biased by high-k*</text:p>
                        </text:list-item>
                      </text:list>
                    </text:list-item>
                  </text:list>
                </text:list-item>
                <text:list-item>
                  <text:p text:style-name="P42">Page 27</text:p>
                  <text:list>
                    <text:list-item>
                      <text:p text:style-name="P42">Each panel???</text:p>
                      <text:list>
                        <text:list-item>
                          <text:p text:style-name="P42">Yes, each panel has unique lam and normalization parameters</text:p>
                        </text:list-item>
                      </text:list>
                    </text:list-item>
                    <text:list-item>
                      <text:p text:style-name="P43">How do these radii compare to the one obtained for pp Lambda-p anad Lambda-Lambda femto analysis ?</text:p>
                    </text:list-item>
                  </text:list>
                </text:list-item>
                <text:list-item>
                  <text:p text:style-name="P44">Page 30</text:p>
                  <text:list>
                    <text:list-item>
                      <text:p text:style-name="P45">The discussion of the results is completely missing here,</text:p>
                    </text:list-item>
                    <text:list-item>
                      <text:p text:style-name="P45">I understand this is only an analysis note but could you summarize the conclusions and also what to your opinion you found out to be new here?</text:p>
                    </text:list-item>
                  </text:list>
                </text:list-item>
                <text:list-item>
                  <text:p text:style-name="P45">Page 31</text:p>
                  <text:list>
                    <text:list-item>
                      <text:p text:style-name="P46"><text:soft-page-break/>The Xi K correlation I also want to see the lambda_i parameters, I mean the different contributions of the non feed down and also misidentitifation background appearing in the correlation.</text:p>
                    </text:list-item>
                    <text:list-item>
                      <text:p text:style-name="P46">I dont see this discussion here yet</text:p>
                    </text:list-item>
                    <text:list-item>
                      <text:p text:style-name="P46">Also, please add also for Xi some comments to the findings and comparison to the Lambda K case</text:p>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30T12:09:14.583863280</meta:creation-date>
    <dc:date>2016-12-30T13:26:03.606474112</dc:date>
    <meta:editing-duration>PT1H3M16S</meta:editing-duration>
    <meta:editing-cycles>61</meta:editing-cycles>
    <meta:generator>LibreOffice/5.1.4.2$Linux_X86_64 LibreOffice_project/10m0$Build-2</meta:generator>
    <meta:document-statistic meta:table-count="0" meta:image-count="0" meta:object-count="0" meta:page-count="4" meta:paragraph-count="117" meta:word-count="1232" meta:character-count="6552" meta:non-whitespace-character-count="5505"/>
  </office:meta>
</office:document-meta>
</file>